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8080"/>
    </style:style>
    <style:style style:name="T4" style:family="text">
      <style:text-properties fo:color="#008080" fo:font-weight="bold"/>
    </style:style>
    <style:style style:name="T5" style:family="text">
      <style:text-properties fo:color="#008080" fo:font-weight="bold" officeooo:rsid="000995e8"/>
    </style:style>
    <style:style style:name="T6" style:family="text">
      <style:text-properties fo:color="#008080" style:font-name="DejaVu Sans Mono" fo:font-weight="bold"/>
    </style:style>
    <style:style style:name="T7" style:family="text">
      <style:text-properties fo:color="#008080" style:font-name="DejaVu Sans Mono" fo:font-weight="bold" officeooo:rsid="000995e8"/>
    </style:style>
    <style:style style:name="T8" style:family="text">
      <style:text-properties style:font-name="DejaVu Sans Mono"/>
    </style:style>
    <style:style style:name="T9" style:family="text">
      <style:text-properties style:font-name="DejaVu Sans Mono" fo:font-weight="bold"/>
    </style:style>
    <style:style style:name="T10" style:family="text">
      <style:text-properties style:font-name="DejaVu Sans Mono" officeooo:rsid="000995e8"/>
    </style:style>
    <style:style style:name="T11" style:family="text">
      <style:text-properties officeooo:rsid="000995e8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DejaVu Sans Mono" fo:font-weight="bold"/>
    </style:style>
    <style:style style:name="T14" style:family="text">
      <style:text-properties officeooo:rsid="0009f2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ives<text:span text:style-name="T14">'</text:span> Relationships</text:p>
      <text:p text:style-name="Standard"/>
      <text:p text:style-name="Standard">Codage réponses : </text:p>
      <text:p text:style-name="Standard">0 : Pas du tout d'accord </text:p>
      <text:p text:style-name="Standard">1 : Pas d'accord</text:p>
      <text:p text:style-name="Standard">2 : Ni en désaccord ni d'accord</text:p>
      <text:p text:style-name="Standard">3 : D'accord</text:p>
      <text:p text:style-name="Standard">4 : Tout à fait d'accord</text:p>
      <text:p text:style-name="Standard"/>
      <text:p text:style-name="Standard">RR_moth pour la mère, RR_fath pour le père.</text:p>
      <text:p text:style-name="Standard"/>
      <text:p text:style-name="Standard"><text:span text:style-name="T1">RR_items</text:span> = {</text:p>
      <text:p text:style-name="Standard">1: u"Durant mon enfance, ma mère/mon père pensait que les enfants devaient "</text:p>
      <text:p text:style-name="Standard"><text:s text:c="3"/>u"avoir leur mot à dire autant que les parents.",</text:p>
      <text:p text:style-name="Standard">2: u"Même si les enfants étaient en désaccord avec elle/lui, ma mère/mon père "</text:p>
      <text:p text:style-name="Standard"><text:s text:c="3"/>u"pensait que c’était dans notre intérêt d’être obligés de nous conformer "</text:p>
      <text:p text:style-name="Standard"><text:s text:c="3"/>u"à ce qu’elle/il pensait être bien.",</text:p>
      <text:p text:style-name="Standard">3: u"Chaque fois qu'elle/il me disait de faire quelque chose, elle/il "</text:p>
      <text:p text:style-name="Standard"><text:s text:c="3"/>u"attendait de moi que je le fasse immédiatement sans poser de questions.",</text:p>
      <text:p text:style-name="Standard">4: u"Ma mère/Mon père discutait avec les enfants des raisons qui motivaient "</text:p>
      <text:p text:style-name="Standard"><text:s text:c="3"/>u"les règlements familiaux, une fois qu'ils étaient établis.",</text:p>
      <text:p text:style-name="Standard">5: u"Ma mère/Mon père favorisait les concessions mutuelles quand je trouvais "</text:p>
      <text:p text:style-name="Standard"><text:s text:c="3"/>u"que les règlements familiaux n’étaient pas appropriés.",</text:p>
      <text:p text:style-name="Standard">6: u"Ma mère/Mon père pensait que les enfants devaient être libres de se faire "</text:p>
      <text:p text:style-name="Standard"><text:s text:c="3"/>u"leur propre idée et de décider de ce qu'ils voulaient faire, même si les "</text:p>
      <text:p text:style-name="Standard"><text:s text:c="3"/>u"parents étaient en désaccord.",</text:p>
      <text:p text:style-name="Standard">7: u"Ma mère/Mon père refusait que je remette en question les décisions "</text:p>
      <text:p text:style-name="Standard"><text:s text:c="3"/>u"qu'elle/il prenait.",</text:p>
      <text:p text:style-name="Standard">8: u"Ma mère/Mon père dirigeait les activités et les décisions des enfants "</text:p>
      <text:p text:style-name="Standard"><text:s text:c="3"/>u"de la famille au moyen de la raison et de la discipline.",</text:p>
      <text:p text:style-name="Standard">9: u"Ma mère/Mon père croyait que les parents devraient recourir davantage "</text:p>
      <text:p text:style-name="Standard"><text:s text:c="3"/>u"à la force pour inciter les enfants à se comporter comme ils le devraient.",</text:p>
      <text:p text:style-name="Standard">10: u"Ma mère/Mon père ne pensait pas que je doive obéir aux règles de "</text:p>
      <text:p text:style-name="Standard"><text:s text:c="4"/>u"comportement simplement parce que quelqu’un en position d’autorité "</text:p>
      <text:p text:style-name="Standard"><text:s text:c="4"/>u"les avait établies.",</text:p>
      <text:p text:style-name="Standard">11: u"Je savais ce qu’elle/il attendait de moi dans la famille, mais je me "</text:p>
      <text:p text:style-name="Standard"><text:s text:c="4"/>u"sentais aussi libre de discuter de ces attentes avec elle/lui lorsque "</text:p>
      <text:p text:style-name="Standard"><text:s text:c="4"/>u"je les trouvais déraisonnables.",</text:p>
      <text:p text:style-name="Standard">12: u"Ma mère/Mon père pensait que les parents avisés devaient enseigner tôt à "</text:p>
      <text:p text:style-name="Standard"><text:s text:c="4"/>u"leurs enfants qui était le patron dans la famille.",</text:p>
      <text:p text:style-name="Standard">13: u"Ma mère/Mon père était discrète/discret sur ses attentes concernant mon "</text:p>
      <text:p text:style-name="Standard"><text:s text:c="4"/>u"comportement.",</text:p>
      <text:p text:style-name="Standard">14: u"Ma mère/Mon père faisait, la plupart du temps, ce que les enfants "</text:p>
      <text:p text:style-name="Standard"><text:s text:c="4"/>u"voulaient quant aux décisions familiales.",</text:p>
      <text:p text:style-name="Standard">15: u"Ma mère/Mon père nous donnait régulièrement des directives et nous "</text:p>
      <text:p text:style-name="Standard"><text:s text:c="4"/>u"guidait de manière rationnelle et objective.",</text:p>
      <text:p text:style-name="Standard">16: u"Ma mère/Mon père était vraiment contrarié(e) si je n’étais pas d'accord "</text:p>
      <text:p text:style-name="Standard"><text:s text:c="4"/>u"avec elle/lui.",</text:p>
      <text:p text:style-name="Standard">17: u"Ma mère/Mon père pensait que la plupart des problèmes dans la société "</text:p>
      <text:p text:style-name="Standard"><text:s text:c="4"/>u"se règleraient si les parents laissaient les enfants réaliser leurs "</text:p>
      <text:p text:style-name="Standard"><text:s text:c="4"/>u"activités, leurs décisions et leurs désirs.",</text:p>
      <text:p text:style-name="Standard">18: u"Ma mère/Mon père me faisait savoir quels étaient les comportements "</text:p>
      <text:p text:style-name="Standard"><text:soft-page-break/><text:s text:c="4"/>u"attendus et si je ne répondais pas à ses attentes, elle/il me punissait.",</text:p>
      <text:p text:style-name="Standard">19: u"Ma mère/Mon père me laissait décider la plupart des choses qui me "</text:p>
      <text:p text:style-name="Standard"><text:s text:c="4"/>u"concernaient sans donner beaucoup de directives.",</text:p>
      <text:p text:style-name="Standard">20: u"Ma mère/Mon père acceptait nos opinions, mais quand venait le temps "</text:p>
      <text:p text:style-name="Standard"><text:s text:c="4"/>u"de prendre des décisions familiales, c'est elle/lui qui avait le "</text:p>
      <text:p text:style-name="Standard"><text:s text:c="4"/>u"dernier mot.",</text:p>
      <text:p text:style-name="Standard">21: u"Ma mère/Mon père déclinait la responsabilité de diriger et de guider "</text:p>
      <text:p text:style-name="Standard"><text:s text:c="4"/>u"mon comportement.",</text:p>
      <text:p text:style-name="Standard">22: u"Ce qu’elle/il attendait des comportements des enfants était clair, "</text:p>
      <text:p text:style-name="Standard"><text:s text:c="4"/>u"mais elle/il était prêt(e) à les ajuster aux besoins de chacun.",</text:p>
      <text:p text:style-name="Standard">23: u"Ma mère/Mon père donnait des directives et attendait de moi que je les "</text:p>
      <text:p text:style-name="Standard"><text:s text:c="4"/>u"suive, tout en étant disposé(e) à m'écouter et à en discuter avec moi.",</text:p>
      <text:p text:style-name="Standard">24: u"Ma mère/Mon père me permettait de me former ma propre opinion quant "</text:p>
      <text:p text:style-name="Standard"><text:s text:c="4"/>u"aux affaires familiales et me laissait généralement décider moi-même "</text:p>
      <text:p text:style-name="Standard"><text:s text:c="4"/>u"de ce que je voulais faire.",</text:p>
      <text:p text:style-name="Standard">25: u"Ma mère/Mon père pensait que les problèmes de la société seraient "</text:p>
      <text:p text:style-name="Standard"><text:s text:c="4"/>u"résolus si les parents étaient plus stricts avec les enfants qui ne "</text:p>
      <text:p text:style-name="Standard"><text:s text:c="4"/>u"font pas ce qu'il faut.",</text:p>
      <text:p text:style-name="Standard">26: u"Ma mère/Mon père me disait exactement ce qu'elle/il voulait que je "</text:p>
      <text:p text:style-name="Standard"><text:s text:c="4"/>u"fasse et comment elle/il s'attendait à ce que je le fasse.",</text:p>
      <text:p text:style-name="Standard">27: u"Ma mère/Mon père me donnait des directives claires sur mon comportement "</text:p>
      <text:p text:style-name="Standard"><text:s text:c="4"/>u"et mes activités, mais comprenait quand j’étais en désaccord avec "</text:p>
      <text:p text:style-name="Standard"><text:s text:c="4"/>u"elle/lui.",</text:p>
      <text:p text:style-name="Standard">28: u"Ma mère/Mon père laissait les enfants libres de leurs comportements, "</text:p>
      <text:p text:style-name="Standard"><text:s text:c="4"/>u"activités et désirs.",</text:p>
      <text:p text:style-name="Standard">29: u"Je savais ce qu’elle/il attendait de moi dans la famille et "</text:p>
      <text:p text:style-name="Standard"><text:s text:c="4"/>u"elle/il insistait pour que je m’y conforme simplement par respect pour "</text:p>
      <text:p text:style-name="Standard"><text:s text:c="4"/>u"son autorité.",</text:p>
      <text:p text:style-name="Standard">30: u"Si elle/il prenait une décision qui me blessait, elle/il était disposée "</text:p>
      <text:p text:style-name="Standard"><text:s text:c="4"/>u"à discuter cette décision avec moi et à admettre son erreur si tel "</text:p>
      <text:p text:style-name="Standard"><text:s text:c="4"/>u"est le cas."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DUBOIS</meta:initial-creator>
    <meta:creation-date>2016-05-20T13:40:15.470616387</meta:creation-date>
    <dc:date>2016-05-20T13:45:49.726103310</dc:date>
    <dc:creator>Dimitri DUBOIS</dc:creator>
    <meta:editing-duration>PT1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81" meta:word-count="756" meta:character-count="4674" meta:non-whitespace-character-count="3844"/>
  </office:meta>
</office:document-meta>
</file>